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fo:font-size="11pt" fo:language="en" fo:country="US" officeooo:rsid="001c2a5a" officeooo:paragraph-rsid="001c2a5a" style:font-size-asian="11pt" style:font-size-complex="11pt"/>
    </style:style>
    <style:style style:name="P2" style:family="paragraph" style:parent-style-name="Horizontal_20_Line">
      <style:text-properties fo:color="#000000" loext:opacity="100%" fo:font-size="12pt" fo:language="en" fo:country="US" officeooo:rsid="00470c96" officeooo:paragraph-rsid="00470c96" style:font-size-asian="12pt" style:font-size-complex="12pt"/>
    </style:style>
    <style:style style:name="P3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2pt" fo:language="en" fo:country="US" officeooo:rsid="004bb780" officeooo:paragraph-rsid="005d4945" style:font-size-asian="12pt" style:font-size-complex="12pt"/>
    </style:style>
    <style:style style:name="P4" style:family="paragraph" style:parent-style-name="Standard">
      <loext:graphic-properties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2pt" fo:language="en" fo:country="US" officeooo:rsid="005a6965" officeooo:paragraph-rsid="005d4945" style:font-size-asian="12pt" style:font-size-complex="12pt"/>
    </style:style>
    <style:style style:name="P5" style:family="paragraph" style:parent-style-name="Standard">
      <loext:graphic-properties draw:fill="none" draw:fill-gradient-name="gradient" draw:fill-hatch-name="hatch"/>
      <style:paragraph-properties fo:margin-left="0in" fo:margin-right="0in" fo:text-indent="0in" style:auto-text-indent="false" fo:background-color="transparent">
        <style:tab-stops>
          <style:tab-stop style:position="8in" style:type="right"/>
        </style:tab-stops>
      </style:paragraph-properties>
      <style:text-properties fo:color="#000000" loext:opacity="100%" fo:font-size="12pt" fo:language="en" fo:country="US" officeooo:rsid="005a6965" officeooo:paragraph-rsid="005d4945" style:font-size-asian="12pt" style:font-size-complex="12pt"/>
    </style:style>
    <style:style style:name="P6" style:family="paragraph" style:parent-style-name="Standard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2pt" fo:language="en" fo:country="US" officeooo:rsid="005a6965" officeooo:paragraph-rsid="005d4945" style:font-size-asian="12pt" style:font-size-complex="12pt"/>
    </style:style>
    <style:style style:name="P7" style:family="paragraph" style:parent-style-name="Standard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2pt" fo:language="en" fo:country="US" officeooo:rsid="005a6965" officeooo:paragraph-rsid="005a6965" style:font-size-asian="12pt" style:font-size-complex="12pt"/>
    </style:style>
    <style:style style:name="P8" style:family="paragraph" style:parent-style-name="Standard">
      <loext:graphic-properties draw:fill-gradient-name="gradient" draw:fill-hatch-name="hatch"/>
      <style:text-properties fo:color="#000000" loext:opacity="100%" fo:font-size="12pt" fo:language="en" fo:country="US" officeooo:rsid="005a6965" officeooo:paragraph-rsid="005d4945" style:font-size-asian="12pt" style:font-size-complex="12pt"/>
    </style:style>
    <style:style style:name="P9" style:family="paragraph" style:parent-style-name="Standard">
      <loext:graphic-properties draw:fill-gradient-name="gradient" draw:fill-hatch-name="hatch"/>
      <style:text-properties fo:color="#000000" loext:opacity="100%" fo:font-size="12pt" fo:language="en" fo:country="US" officeooo:rsid="001c2a5a" officeooo:paragraph-rsid="00639492" style:font-size-asian="12pt" style:font-size-complex="12pt"/>
    </style:style>
    <style:style style:name="P10" style:family="paragraph" style:parent-style-name="Standard">
      <loext:graphic-properties draw:fill-gradient-name="gradient" draw:fill-hatch-name="hatch"/>
      <style:text-properties fo:color="#000000" loext:opacity="100%" fo:font-size="12pt" fo:language="en" fo:country="US" officeooo:rsid="001c2a5a" officeooo:paragraph-rsid="005d4945" style:font-size-asian="12pt" style:font-size-complex="12pt"/>
    </style:style>
    <style:style style:name="P11" style:family="paragraph" style:parent-style-name="Standard">
      <loext:graphic-properties draw:fill-gradient-name="gradient" draw:fill-hatch-name="hatch"/>
      <style:text-properties fo:color="#000000" loext:opacity="100%" fo:font-size="12pt" fo:language="en" fo:country="US" officeooo:rsid="001c2a5a" officeooo:paragraph-rsid="00205bf2" style:font-size-asian="12pt" style:font-size-complex="12pt"/>
    </style:style>
    <style:style style:name="P12" style:family="paragraph" style:parent-style-name="Standard">
      <loext:graphic-properties draw:fill-gradient-name="gradient" draw:fill-hatch-name="hatch"/>
      <style:text-properties fo:color="#000000" loext:opacity="100%" fo:font-size="12pt" fo:language="en" fo:country="US" officeooo:rsid="001c2a5a" officeooo:paragraph-rsid="005a6965" style:font-size-asian="12pt" style:font-size-complex="12pt"/>
    </style:style>
    <style:style style:name="P13" style:family="paragraph" style:parent-style-name="Standard">
      <loext:graphic-properties draw:fill-gradient-name="gradient" draw:fill-hatch-name="hatch"/>
      <style:text-properties fo:color="#000000" loext:opacity="100%" fo:font-size="12pt" fo:language="en" fo:country="US" officeooo:rsid="003d13a3" officeooo:paragraph-rsid="003d13a3" style:font-size-asian="12pt" style:font-size-complex="12pt"/>
    </style:style>
    <style:style style:name="P14" style:family="paragraph" style:parent-style-name="Standard">
      <loext:graphic-properties draw:fill-gradient-name="gradient" draw:fill-hatch-name="hatch"/>
      <style:text-properties fo:color="#000000" loext:opacity="100%" fo:font-size="12pt" fo:language="en" fo:country="US" officeooo:rsid="003fe830" officeooo:paragraph-rsid="003fe830" style:font-size-asian="12pt" style:font-size-complex="12pt"/>
    </style:style>
    <style:style style:name="P15" style:family="paragraph" style:parent-style-name="Standard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2pt" fo:language="en" fo:country="US" officeooo:rsid="003fe830" officeooo:paragraph-rsid="003fe830" style:font-size-asian="12pt" style:font-size-complex="12pt"/>
    </style:style>
    <style:style style:name="P16" style:family="paragraph" style:parent-style-name="Standard">
      <loext:graphic-properties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2pt" fo:language="en" fo:country="US" fo:font-weight="normal" officeooo:rsid="005a6965" officeooo:paragraph-rsid="005d4945" style:font-size-asian="12pt" style:font-weight-asian="normal" style:font-size-complex="12pt" style:font-weight-complex="normal"/>
    </style:style>
    <style:style style:name="P17" style:family="paragraph" style:parent-style-name="Standard">
      <loext:graphic-properties draw:fill-gradient-name="gradient" draw:fill-hatch-name="hatch"/>
      <style:text-properties fo:color="#000000" loext:opacity="100%" fo:font-size="12pt" fo:language="en" fo:country="US" fo:font-weight="normal" officeooo:rsid="004bb780" officeooo:paragraph-rsid="005a6965" style:font-size-asian="12pt" style:font-weight-asian="normal" style:font-size-complex="12pt" style:font-weight-complex="normal"/>
    </style:style>
    <style:style style:name="P18" style:family="paragraph" style:parent-style-name="Standard">
      <loext:graphic-properties draw:fill-gradient-name="gradient" draw:fill-hatch-name="hatch"/>
      <style:text-properties fo:color="#000000" loext:opacity="100%" fo:font-size="12pt" fo:language="en" fo:country="US" fo:font-weight="bold" officeooo:rsid="001c2a5a" officeooo:paragraph-rsid="001c2a5a" style:font-size-asian="12pt" style:font-weight-asian="bold" style:font-size-complex="12pt" style:font-weight-complex="bold"/>
    </style:style>
    <style:style style:name="P19" style:family="paragraph" style:parent-style-name="Standard">
      <loext:graphic-properties draw:fill-gradient-name="gradient" draw:fill-hatch-name="hatch"/>
      <style:text-properties fo:color="#000000" loext:opacity="100%" fo:font-size="12pt" fo:language="en" fo:country="US" fo:font-weight="bold" officeooo:rsid="001c2a5a" officeooo:paragraph-rsid="005a6965" style:font-size-asian="12pt" style:font-weight-asian="bold" style:font-size-complex="12pt" style:font-weight-complex="bold"/>
    </style:style>
    <style:style style:name="P20" style:family="paragraph" style:parent-style-name="Standard">
      <loext:graphic-properties draw:fill-gradient-name="gradient" draw:fill-hatch-name="hatch"/>
      <style:text-properties fo:color="#000000" loext:opacity="100%" fo:font-size="12pt" fo:language="en" fo:country="US" fo:font-weight="bold" officeooo:rsid="003ceccd" officeooo:paragraph-rsid="005a6965" style:font-size-asian="12pt" style:font-weight-asian="bold" style:font-size-complex="12pt" style:font-weight-complex="bold"/>
    </style:style>
    <style:style style:name="P21" style:family="paragraph" style:parent-style-name="Standard">
      <loext:graphic-properties draw:fill-gradient-name="gradient" draw:fill-hatch-name="hatch"/>
      <style:text-properties fo:color="#000000" loext:opacity="100%" fo:font-size="12pt" fo:language="en" fo:country="US" fo:font-weight="bold" officeooo:rsid="005a6965" officeooo:paragraph-rsid="005a6965" style:font-size-asian="12pt" style:font-weight-asian="bold" style:font-size-complex="12pt" style:font-weight-complex="bold"/>
    </style:style>
    <style:style style:name="P22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fo:color="#000000" loext:opacity="100%" fo:font-size="16pt" fo:language="en" fo:country="US" fo:font-weight="bold" officeooo:rsid="001c2a5a" officeooo:paragraph-rsid="001c2a5a" style:font-size-asian="16pt" style:font-weight-asian="bold" style:font-size-complex="16pt" style:font-weight-complex="bold"/>
    </style:style>
    <style:style style:name="P23" style:family="paragraph" style:parent-style-name="Standard">
      <style:text-properties fo:font-size="12pt" officeooo:paragraph-rsid="005a6965" style:font-size-asian="12pt" style:font-size-complex="12pt"/>
    </style:style>
    <style:style style:name="P24" style:family="paragraph" style:parent-style-name="Standard" style:list-style-name="L1">
      <loext:graphic-properties draw:fill-gradient-name="gradient" draw:fill-hatch-name="hatch"/>
      <style:text-properties fo:color="#000000" loext:opacity="100%" fo:font-size="12pt" fo:language="en" fo:country="US" fo:font-weight="normal" officeooo:rsid="005a6965" officeooo:paragraph-rsid="005a6965" style:font-size-asian="12pt" style:font-weight-asian="normal" style:font-size-complex="12pt" style:font-weight-complex="normal"/>
    </style:style>
    <style:style style:name="P25" style:family="paragraph" style:parent-style-name="Standard" style:list-style-name="L1">
      <loext:graphic-properties draw:fill-gradient-name="gradient" draw:fill-hatch-name="hatch"/>
      <style:text-properties fo:color="#000000" loext:opacity="100%" fo:font-size="12pt" fo:language="en" fo:country="US" fo:font-weight="normal" officeooo:rsid="0060f805" officeooo:paragraph-rsid="0060f805" style:font-size-asian="12pt" style:font-weight-asian="normal" style:font-size-complex="12pt" style:font-weight-complex="normal"/>
    </style:style>
    <style:style style:name="P26" style:family="paragraph" style:parent-style-name="Standard" style:list-style-name="L2">
      <loext:graphic-properties draw:fill-gradient-name="gradient" draw:fill-hatch-name="hatch"/>
      <style:text-properties fo:color="#000000" loext:opacity="100%" fo:font-size="12pt" fo:language="en" fo:country="US" officeooo:rsid="0038fa51" officeooo:paragraph-rsid="005a6965" style:font-size-asian="12pt" style:font-size-complex="12pt"/>
    </style:style>
    <style:style style:name="P27" style:family="paragraph" style:parent-style-name="Standard" style:list-style-name="L2">
      <loext:graphic-properties draw:fill-gradient-name="gradient" draw:fill-hatch-name="hatch"/>
      <style:text-properties fo:color="#000000" loext:opacity="100%" fo:font-size="12pt" fo:language="en" fo:country="US" officeooo:rsid="003a55a5" officeooo:paragraph-rsid="005a6965" style:font-size-asian="12pt" style:font-size-complex="12pt"/>
    </style:style>
    <style:style style:name="P28" style:family="paragraph" style:parent-style-name="Standard" style:list-style-name="L3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2pt" fo:language="en" fo:country="US" officeooo:rsid="003edabe" officeooo:paragraph-rsid="003f8fd0" style:font-size-asian="12pt" style:font-size-complex="12pt"/>
    </style:style>
    <style:style style:name="P29" style:family="paragraph" style:parent-style-name="Standard" style:list-style-name="L3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2pt" fo:language="en" fo:country="US" officeooo:rsid="003f8fd0" officeooo:paragraph-rsid="004663f6" style:font-size-asian="12pt" style:font-size-complex="12pt"/>
    </style:style>
    <style:style style:name="P30" style:family="paragraph" style:parent-style-name="Standard" style:list-style-name="L3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2pt" fo:language="en" fo:country="US" officeooo:rsid="003f8fd0" officeooo:paragraph-rsid="003f8fd0" style:font-size-asian="12pt" style:font-size-complex="12pt"/>
    </style:style>
    <style:style style:name="P31" style:family="paragraph" style:parent-style-name="Standard" style:list-style-name="L3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2pt" fo:language="en" fo:country="US" officeooo:rsid="0061292e" officeooo:paragraph-rsid="0061292e" style:font-size-asian="12pt" style:font-size-complex="12pt"/>
    </style:style>
    <style:style style:name="P32" style:family="paragraph" style:parent-style-name="Standard" style:list-style-name="L4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2pt" fo:language="en" fo:country="US" officeooo:rsid="004bb780" officeooo:paragraph-rsid="005a6965" style:font-size-asian="12pt" style:font-size-complex="12pt"/>
    </style:style>
    <style:style style:name="P33" style:family="paragraph" style:parent-style-name="Standard" style:list-style-name="L5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2pt" fo:language="en" fo:country="US" officeooo:rsid="006268a1" officeooo:paragraph-rsid="006268a1" style:font-size-asian="12pt" style:font-size-complex="12pt"/>
    </style:style>
    <style:style style:name="P34" style:family="paragraph" style:parent-style-name="Standard" style:list-style-name="L5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2pt" fo:language="en" fo:country="US" officeooo:rsid="006473fe" officeooo:paragraph-rsid="006473fe" style:font-size-asian="12pt" style:font-size-complex="12pt"/>
    </style:style>
    <style:style style:name="P35" style:family="paragraph" style:parent-style-name="Standard" style:list-style-name="L5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2pt" fo:language="en" fo:country="US" officeooo:rsid="00639492" officeooo:paragraph-rsid="00639492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cecc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3ca38e" style:font-weight-asian="normal" style:font-weight-complex="normal"/>
    </style:style>
    <style:style style:name="T5" style:family="text">
      <style:text-properties fo:font-weight="normal" officeooo:rsid="003ceccd" style:font-weight-asian="normal" style:font-weight-complex="normal"/>
    </style:style>
    <style:style style:name="T6" style:family="text">
      <style:text-properties fo:font-weight="normal" officeooo:rsid="00448991" style:font-weight-asian="normal" style:font-weight-complex="normal"/>
    </style:style>
    <style:style style:name="T7" style:family="text">
      <style:text-properties fo:font-weight="normal" officeooo:rsid="004bb780" style:font-weight-asian="normal" style:font-weight-complex="normal"/>
    </style:style>
    <style:style style:name="T8" style:family="text">
      <style:text-properties fo:font-weight="normal" officeooo:rsid="005553d8" style:font-weight-asian="normal" style:font-weight-complex="normal"/>
    </style:style>
    <style:style style:name="T9" style:family="text">
      <style:text-properties fo:font-weight="normal" officeooo:rsid="005f3008" style:font-weight-asian="normal" style:font-weight-complex="normal"/>
    </style:style>
    <style:style style:name="T10" style:family="text">
      <style:text-properties fo:font-weight="normal" officeooo:rsid="00639492" style:font-weight-asian="normal" style:font-weight-complex="normal"/>
    </style:style>
    <style:style style:name="T11" style:family="text">
      <style:text-properties fo:font-weight="normal" officeooo:rsid="0066b586" style:font-weight-asian="normal" style:font-weight-complex="normal"/>
    </style:style>
    <style:style style:name="T12" style:family="text">
      <style:text-properties fo:font-weight="normal" officeooo:rsid="0066d1a7" style:font-weight-asian="normal" style:font-weight-complex="normal"/>
    </style:style>
    <style:style style:name="T13" style:family="text">
      <style:text-properties fo:font-weight="normal" officeooo:rsid="006892c0" style:font-weight-asian="normal" style:font-weight-complex="normal"/>
    </style:style>
    <style:style style:name="T14" style:family="text">
      <style:text-properties fo:font-weight="normal" officeooo:rsid="006a5ca8" style:font-weight-asian="normal" style:font-weight-complex="normal"/>
    </style:style>
    <style:style style:name="T15" style:family="text">
      <style:text-properties fo:font-weight="normal" officeooo:rsid="006bc20d" style:font-weight-asian="normal" style:font-weight-complex="normal"/>
    </style:style>
    <style:style style:name="T16" style:family="text">
      <style:text-properties officeooo:rsid="003f8fd0"/>
    </style:style>
    <style:style style:name="T17" style:family="text">
      <style:text-properties officeooo:rsid="003fe830"/>
    </style:style>
    <style:style style:name="T18" style:family="text">
      <style:text-properties fo:color="#000000" loext:opacity="100%" fo:language="en" fo:country="US" fo:font-weight="normal" officeooo:rsid="00539b1f" style:font-weight-asian="normal" style:font-weight-complex="normal"/>
    </style:style>
    <style:style style:name="T19" style:family="text">
      <style:text-properties fo:color="#000000" loext:opacity="100%" fo:language="en" fo:country="US" fo:font-weight="normal" officeooo:rsid="003ceccd" style:font-weight-asian="normal" style:font-weight-complex="normal"/>
    </style:style>
    <style:style style:name="T20" style:family="text">
      <style:text-properties fo:color="#000000" loext:opacity="100%" fo:font-size="12pt" style:font-size-asian="12pt" style:font-size-complex="12pt"/>
    </style:style>
    <style:style style:name="T21" style:family="text">
      <style:text-properties fo:color="#000000" loext:opacity="100%" fo:font-size="12pt" officeooo:rsid="00451eb8" style:font-size-asian="12pt" style:font-size-complex="12pt"/>
    </style:style>
    <style:style style:name="T22" style:family="text">
      <style:text-properties fo:color="#000000" loext:opacity="100%" fo:font-size="12pt" officeooo:rsid="00455cec" style:font-size-asian="12pt" style:font-size-complex="12pt"/>
    </style:style>
    <style:style style:name="T23" style:family="text">
      <style:text-properties fo:color="#000000" loext:opacity="100%" fo:font-size="12pt" officeooo:rsid="00470c96" style:font-size-asian="12pt" style:font-size-complex="12pt"/>
    </style:style>
    <style:style style:name="T24" style:family="text">
      <style:text-properties officeooo:rsid="004cff7a"/>
    </style:style>
    <style:style style:name="T25" style:family="text">
      <style:text-properties officeooo:rsid="004df59b"/>
    </style:style>
    <style:style style:name="T26" style:family="text">
      <style:text-properties officeooo:rsid="0056623e"/>
    </style:style>
    <style:style style:name="T27" style:family="text">
      <style:text-properties officeooo:rsid="005a6965"/>
    </style:style>
    <style:style style:name="T28" style:family="text">
      <style:text-properties officeooo:rsid="005d4945"/>
    </style:style>
    <style:style style:name="T29" style:family="text">
      <style:text-properties officeooo:rsid="0060f805"/>
    </style:style>
    <style:style style:name="T30" style:family="text">
      <style:text-properties officeooo:rsid="0061292e"/>
    </style:style>
    <style:style style:name="T31" style:family="text">
      <style:text-properties officeooo:rsid="00639492"/>
    </style:style>
    <style:style style:name="T32" style:family="text">
      <style:text-properties officeooo:rsid="006473fe"/>
    </style:style>
    <style:style style:name="T33" style:family="text">
      <style:text-properties officeooo:rsid="0064a2d8"/>
    </style:style>
    <style:style style:name="T34" style:family="text">
      <style:text-properties officeooo:rsid="0065618d"/>
    </style:style>
    <style:style style:name="T35" style:family="text">
      <style:text-properties officeooo:rsid="0066b586"/>
    </style:style>
    <style:style style:name="T36" style:family="text">
      <style:text-properties officeooo:rsid="0066d1a7"/>
    </style:style>
    <style:style style:name="T37" style:family="text">
      <style:text-properties officeooo:rsid="006892c0"/>
    </style:style>
    <style:style style:name="T38" style:family="text">
      <style:text-properties officeooo:rsid="006ba514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Devon Gardner</text:p>
      <text:p text:style-name="P1"><text:a xlink:type="simple" xlink:href="https://github.com/devon-g/" text:style-name="Internet_20_link" text:visited-style-name="Visited_20_Internet_20_Link"><text:span text:style-name="T20">github/</text:span></text:a><text:a xlink:type="simple" xlink:href="https://github.com/devon-g/" text:style-name="Internet_20_link" text:visited-style-name="Visited_20_Internet_20_Link"><text:span text:style-name="T21">devon-g</text:span></text:a><text:span text:style-name="T20"> | d</text:span><text:span text:style-name="T22">gardner365@gmail.com</text:span><text:span text:style-name="T20"> | (941) 358-1887 </text:span><text:span text:style-name="T23">| </text:span><text:a xlink:type="simple" xlink:href="https://www.linkedin.com/in/devon-gardner/" text:style-name="Internet_20_link" text:visited-style-name="Visited_20_Internet_20_Link"><text:span text:style-name="T20">linkedin/devon-gardner</text:span></text:a></text:p>
      <text:p text:style-name="P2"/>
      <text:p text:style-name="P18">EDUCATION</text:p>
      <text:p text:style-name="P5">Bachelor of Arts in Computer Science at New College of Florida<text:tab/>August 2020 – May 2023</text:p>
      <text:p text:style-name="P10">Honors Thesis <text:span text:style-name="T27">– </text:span><text:span text:style-name="T28">Exploring Robot Kinematics: an Engineering Approach</text:span></text:p>
      <text:p text:style-name="P11"/>
      <text:p text:style-name="P20"><text:span text:style-name="T27">WORK</text:span> EXPERIENCE</text:p>
      <text:p text:style-name="P7"><text:span text:style-name="T3">New College of Florida – </text:span><text:span text:style-name="T7">Computer Systems, Architecture, and Digital Hardware </text:span><text:span text:style-name="T3">Teaching Assistant<text:tab/></text:span><text:span text:style-name="T15">Fall</text:span><text:span text:style-name="T9"> 2022</text:span></text:p>
      <text:p text:style-name="P17"/>
      <text:p text:style-name="P16">UofSC Center for Computational Robotics – Research Assistant<text:tab/>May 2021 – <text:span text:style-name="T28">Aug.</text:span> 2021</text:p>
      <text:list xml:id="list1639842530" text:style-name="L1">
        <text:list-item>
          <text:p text:style-name="P24">Collab<text:span text:style-name="T28">o</text:span>rated with team of graduate researchers on cave diving robot computer vision research</text:p>
        </text:list-item>
        <text:list-item>
          <text:p text:style-name="P24">Produced training dataset of underwater cave structures</text:p>
        </text:list-item>
        <text:list-item>
          <text:p text:style-name="P25">Created proof of concept of <text:span text:style-name="T27">YOLOv5 object detection model </text:span><text:span text:style-name="T33">that recognizes classes of interest</text:span><text:span text:style-name="T27"> </text:span><text:span text:style-name="T33">with 82 percent </text:span><text:span text:style-name="T36">mean average precision</text:span></text:p>
        </text:list-item>
      </text:list>
      <text:p text:style-name="P8"/>
      <text:p text:style-name="P4">State College of Florida – Supplemental Instruction Specialist<text:tab/><text:span text:style-name="T28">Oct. </text:span>2019 – Present</text:p>
      <text:list xml:id="list1580424991" text:style-name="L2">
        <text:list-item>
          <text:p text:style-name="P26">Tutor<text:span text:style-name="T25">s</text:span> college level <text:span text:style-name="T27">math </text:span>Calculus 2 and below, Physics with Calculus <text:span text:style-name="T27">1</text:span>, and Introductory and General Chemistry <text:span text:style-name="T27">1</text:span></text:p>
        </text:list-item>
        <text:list-item>
          <text:p text:style-name="P27">Assist<text:span text:style-name="T25">s</text:span> computer science students with programming concepts, structure, and syntax of Python, Java, <text:span text:style-name="T25">and C++</text:span></text:p>
        </text:list-item>
      </text:list>
      <text:p text:style-name="P19"/>
      <text:p text:style-name="P21">PROJECTS</text:p>
      <text:p text:style-name="P6">WidowX 200 Robot Arm Control<text:span text:style-name="T17"><text:tab/></text:span><text:span text:style-name="T28">Feb. 2022 </text:span>– <text:span text:style-name="T28">Present</text:span></text:p>
      <text:list xml:id="list4023441249" text:style-name="L3">
        <text:list-item>
          <text:p text:style-name="P28">Applie<text:span text:style-name="T27">s</text:span> linear regression to produce <text:span text:style-name="T29">G</text:span>aussian mixture model <text:span text:style-name="T16">based motion primitives</text:span></text:p>
        </text:list-item>
        <text:list-item>
          <text:p text:style-name="P29">Evaluate<text:span text:style-name="T27">s</text:span> <text:span text:style-name="T17">performance of various motion primitives</text:span> <text:span text:style-name="T27">using</text:span> root mean square error</text:p>
        </text:list-item>
        <text:list-item>
          <text:p text:style-name="P30"><text:span text:style-name="T27">Converts between </text:span><text:span text:style-name="T35">3-D</text:span><text:span text:style-name="T27"> coordinates and joint angles using</text:span> forward <text:span text:style-name="T27">and inverse kinematics</text:span></text:p>
        </text:list-item>
        <text:list-item>
          <text:p text:style-name="P31">Communicates with the arm through custom DynamixelSDK wrapper and ROS2</text:p>
        </text:list-item>
      </text:list>
      <text:p text:style-name="P13"/>
      <text:p text:style-name="P3">Red Tide Dashboard<text:span text:style-name="T17"><text:tab/></text:span><text:span text:style-name="T28">Spring 2021</text:span></text:p>
      <text:list xml:id="list1941549989" text:style-name="L4">
        <text:list-item>
          <text:p text:style-name="P32">Designed and implemented a full-stack web application <text:span text:style-name="T27">in an Agile/Scrum team of three</text:span><text:span text:style-name="T24"> </text:span>to <text:span text:style-name="T26">provide</text:span> users <text:span text:style-name="T26">a dashboard</text:span> <text:span text:style-name="T30">for</text:span> red tide activity</text:p>
        </text:list-item>
        <text:list-item>
          <text:p text:style-name="P32"><text:span text:style-name="T27">Interacted with </text:span>Twitter, YouTube, and Spotify <text:span text:style-name="T38">APIs </text:span>using React and MongoDB <text:span text:style-name="T38">on </text:span><text:span text:style-name="T27">AWS</text:span></text:p>
        </text:list-item>
      </text:list>
      <text:p text:style-name="P14"/>
      <text:p text:style-name="P15"><text:span text:style-name="T31">From Nand to Tetris</text:span><text:tab/>Fall 2020</text:p>
      <text:list xml:id="list2825137593" text:style-name="L5">
        <text:list-item>
          <text:p text:style-name="P33">Created hack <text:span text:style-name="T31">16-bit</text:span> CPU and RAM from the ground up using <text:span text:style-name="T31">the</text:span> N<text:span text:style-name="T31">AND</text:span> logic gate</text:p>
        </text:list-item>
        <text:list-item>
          <text:p text:style-name="P34">Co-designed and created a functional <text:span text:style-name="T37">16-bit </text:span>Arithmetic Logic Unit in Minecraft</text:p>
        </text:list-item>
        <text:list-item>
          <text:p text:style-name="P35">Implemented an assembler, that <text:span text:style-name="T34">supports </text:span><text:span text:style-name="T32">symbols and labels, to generate machine language from hack assembly</text:span></text:p>
        </text:list-item>
      </text:list>
      <text:p text:style-name="P13"/>
      <text:p text:style-name="P12"><text:span text:style-name="T2">RELATED COURSES &amp; </text:span><text:span text:style-name="T1">SKILLS</text:span></text:p>
      <text:p text:style-name="P23"><text:span text:style-name="T18">Courses: </text:span><text:span text:style-name="T19">Robot Kinematics, Embedded Systems, Computer Architecture, Software Engineering, Machine Learning for Visual Thinkers</text:span></text:p>
      <text:p text:style-name="P9"><text:span text:style-name="T5">Skills </text:span><text:span text:style-name="T7">&amp; Technologies</text:span><text:span text:style-name="T5">: </text:span><text:span text:style-name="T6">ROS/</text:span><text:span text:style-name="T10">ROS2, </text:span><text:span text:style-name="T4">C++, </text:span><text:span text:style-name="T10">C,</text:span><text:span text:style-name="T4"> </text:span><text:span text:style-name="T14">Python, Arduino, </text:span><text:span text:style-name="T13">Agile/SCRUM</text:span><text:span text:style-name="T10">, </text:span><text:span text:style-name="T8">GNU/</text:span><text:span text:style-name="T4">Linux OS, Git, Java, </text:span><text:span text:style-name="T11">ReactJ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in" style:contextual-spacing="false" fo:padding="0in" fo:border-left="none" fo:border-right="none" fo:border-top="none" fo:border-bottom="0.99pt solid #00000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9689in" style:type="center"/>
          <style:tab-stop style:position="7.9374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9689in" style:type="center"/>
          <style:tab-stop style:position="7.9374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5T00:06:20.870240814</meta:creation-date>
    <dc:date>2023-04-02T17:51:58.417952734</dc:date>
    <meta:editing-duration>PT22H57M12S</meta:editing-duration>
    <meta:editing-cycles>43</meta:editing-cycles>
    <meta:generator>LibreOffice/7.3.7.2$Linux_X86_64 LibreOffice_project/30$Build-2</meta:generator>
    <meta:document-statistic meta:table-count="0" meta:image-count="0" meta:object-count="0" meta:page-count="1" meta:paragraph-count="30" meta:word-count="330" meta:character-count="2215" meta:non-whitespace-character-count="1921"/>
  </office:meta>
</office:document-meta>
</file>